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1220703125" calcext:value-type="float">
            <text:p>0.01220703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6396484375" calcext:value-type="float">
            <text:p>0.06396484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0.05224609375" calcext:value-type="float">
            <text:p>0.052246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-1" calcext:value-type="float">
            <text:p>-1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0341796875" calcext:value-type="float">
            <text:p>0.003417968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-1" calcext:value-type="float">
            <text:p>-1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0048828125" calcext:value-type="float">
            <text:p>0.00488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791015625" calcext:value-type="float">
            <text:p>0.791015625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30126953125" calcext:value-type="float">
            <text:p>0.30126953125</text:p>
          </table:table-cell>
          <table:table-cell table:style-name="ce1" office:value-type="float" office:value="0.0048828125" calcext:value-type="float">
            <text:p>0.0048828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table:style-name="ce1" office:value-type="float" office:value="0.01220703125" calcext:value-type="float">
            <text:p>0.01220703125</text:p>
          </table:table-cell>
          <table:table-cell office:value-type="float" office:value="0.05224609375" calcext:value-type="float">
            <text:p>0.05224609375</text:p>
          </table:table-cell>
          <table:table-cell table:style-name="ce1" office:value-type="float" office:value="0.00341796875" calcext:value-type="float">
            <text:p>0.00341796875</text:p>
          </table:table-cell>
          <table:table-cell office:value-type="float" office:value="0.5185546875" calcext:value-type="float">
            <text:p>0.5185546875</text:p>
          </table:table-cell>
          <table:table-cell table:style-name="ce1" office:value-type="float" office:value="0.0048828125" calcext:value-type="float">
            <text:p>0.0048828125</text:p>
          </table:table-cell>
          <table:table-cell table:style-name="ce1" office:value-type="float" office:value="0.0068359375" calcext:value-type="float">
            <text:p>0.0068359375</text:p>
          </table:table-cell>
          <table:table-cell table:style-name="ce1" office:value-type="float" office:value="0.00244140625" calcext:value-type="float">
            <text:p>0.002441406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0T18:00:07.602756020</dc:date>
    <meta:editing-duration>PT1H13M25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